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1.0in" fo:margin-right="0in" fo:text-indent="0in" style:auto-text-indent="false"/>
    </style:style>
    <style:style style:name="P3" style:family="paragraph" style:parent-style-name="Quotations">
      <style:paragraph-properties fo:margin-left="1.5in" fo:margin-right="0in" fo:text-indent="0in" style:auto-text-indent="false"/>
    </style:style>
    <style:style style:name="P4" style:family="paragraph" style:parent-style-name="Text_20_body" style:list-style-name="L1">
      <style:paragraph-properties fo:margin-left="1.5in" fo:margin-right="0in" fo:text-indent="0in" style:auto-text-indent="false" fo:margin-top="0in" fo:margin-bottom="0in"/>
    </style:style>
  </office:automatic-styles>
  <office:body>
    <office:text>
      <text:p text:style-name="Text_20_body">Рекомендуется сначала проанализировать условие, определить основные элементы и связи между ними, а затем приступить к решению, используя принципы троичной системы счисления или логики.</text:p>
      <text:p text:style-name="Text_20_body">Для каждой задачи: 1. Начать с разработки алгоритма 2. Реализовать решение на выбранном языке программирования 3. Провести отладку и тестирование 4. Проанализировать эффективность решения</text:p>
      <text:h text:style-name="Heading_20_35" text:outline-level="35"><text:bookmark-start text:name="section"/><text:bookmark-end text:name="section"/></text:h>
      <text:p text:style-name="First_20_paragraph"><text:span text:style-name="T1">Задача .</text:span> Написать программу для: * Проверки корректности записи троичного числа * Определения количества тритов (троичных разрядов) * Определения знака троичного числа * Подсчёта суммы цифр троичного числа * Сравнения троичных чисел * Определите, является ли число палиндромом</text:p>
      <text:p text:style-name="Text_20_body"><text:span text:style-name="T1">Задача .</text:span> Ввести с клавиатуры троичные числа и распечатать их в порядке возрастания.</text:p>
      <text:p text:style-name="Text_20_body"><text:span text:style-name="T1">Задача .</text:span> Создать функцию, которая: * Принимает два троичных числа в виде строк * Выполняет их сложение по правилам троичной арифметики * Возвращает результат в троичной системе</text:p>
      <text:p text:style-name="Text_20_body"><text:span text:style-name="T1">Задача .</text:span> Написать программу, которая: * Переводит число из десятичной системы в троичную и обратно * Переводит число из троичной системы в 27-ричную (TREX) и обратно</text:p>
      <text:p text:style-name="Text_20_body"><text:span text:style-name="T1">Задача .</text:span> Создайте генератор случайных троичных чисел</text:p>
      <text:p text:style-name="Text_20_body"><text:span text:style-name="T1">Задача .</text:span> Реализовать троичную логическую функцию: * Создать операторы NOT, AND, OR для троичной логики * Реализовать таблицу истинности для каждого оператора * Протестировать на различных входных данных</text:p>
      <text:p text:style-name="Text_20_body"><text:span text:style-name="T1">Задача .</text:span> Написать программу для: * Проверки тождеств троичных функций * Проверки делимости троичного числа на 3^n, 2, 4, 6, 8</text:p>
      <text:p text:style-name="Text_20_body"><text:span text:style-name="T1">Задача .</text:span> Написать алгоритм сортировки: * Используя троичную систему сравнения (меньше, равно, больше) * Оптимизировать количество сравнений * Сравнить эффективность с двоичными аналогами</text:p>
      <text:p text:style-name="Text_20_body"><text:span text:style-name="T1">Задача .</text:span> Создать программу для: * Поиска элементов в троичном дереве * Добавления и удаления элементов * Балансировки дерева</text:p>
      <text:p text:style-name="Text_20_body"><text:span text:style-name="T1">Задача .</text:span> Создать программу для: * Поиска элемента в упорядоченном массиве, используя троичную систему сравнения</text:p>
      <text:p text:style-name="Text_20_body"><text:span text:style-name="T1">Задача .</text:span> Создайте алгоритм для определения положения объекта относительно заданной точки с использованием троичной логики (ближе, дальше, равно).</text:p>
      <text:p text:style-name="Text_20_body"><text:span text:style-name="T1">Задача .</text:span> Разработайте систему состояний для игры «Крестики-нолики», используя троичную логику. Определите возможные состояния каждой клетки поля.</text:p>
      <text:p text:style-name="Text_20_body"><text:span text:style-name="T1">Задача .</text:span> Разработайте систему состояний для игры «Свобода», используя троичную логику. Определите возможные состояния каждой клетки поля.</text:p>
      <text:p text:style-name="Text_20_body"><text:span text:style-name="T1">Задача .</text:span> Разработайте систему состояний для игры «Война вирусов», используя троичную логику. Определите возможные состояния каждой клетки поля.</text:p>
      <text:p text:style-name="Text_20_body"><text:span text:style-name="T1">Задача .</text:span> Создайте логическую модель для игры «Морской бой» с использованием троичной логики. Опишите возможные состояния каждой клетки игрового поля.</text:p>
      <text:p text:style-name="Text_20_body"><text:span text:style-name="T1">Задача .</text:span> Разработайте систему статусов для to-do листа с использованием троичной логики. Определите возможные состояния для каждой задачи.</text:p>
      <text:list text:style-name="L1">
        <text:list-item>
          <text:p text:style-name="P4">Добавить задачу в список дел</text:p>
        </text:list-item>
        <text:list-item>
          <text:p text:style-name="P4">Пометить задачу</text:p>
        </text:list-item>
        <text:list-item>
          <text:p text:style-name="P4">Удалить задачу из списка</text:p>
        </text:list-item>
        <text:list-item>
          <text:p text:style-name="P4">Поменять задачи местами</text:p>
        </text:list-item>
        <text:list-item>
          <text:p text:style-name="P4">Сохранить и Выйти</text:p>
        </text:list-item>
      </text:list>
      <text:p text:style-name="First_20_paragraph"><text:span text:style-name="T1">Задача .</text:span> Троичная машина Тьюринга(ТМТ) Опишите ТМТ, которая выводит сообщение в кодировке телеграфа Шиллинга</text:p>
      <text:p text:style-name="Text_20_body"><text:span text:style-name="T1">Задача .</text:span> Реализовать троичное кодирование информации: * Создать алгоритм кодирования текста в троичный код * Реализовать декодирование</text:p>
      <text:p text:style-name="Text_20_body"><text:span text:style-name="T1">Задача .</text:span> Дан текст. Если в нем нет символа ‘+’, то оставить текст без изменения, иначе каждую из цифр, предшествующую первому вхождению символа ‘+’, заменить символом ’-’.</text:p>
      <text:p text:style-name="Text_20_body"><text:span text:style-name="T1">Задача .</text:span> В результате замеров диаметров деталей помимо соответствующих стандарту могут быть получены положительные и отрицательные отклонения от стандарта. Найти наибольшее отрицательное отклонение.</text:p>
      <text:p text:style-name="Text_20_body"><text:span text:style-name="T1">Задача .</text:span> Информация о температуре воздуха за месяц задана в виде массива. Определить, сколько раз температура была выше, ниже и равна 0 градусов.</text:p>
      <text:p text:style-name="Text_20_body"><text:span text:style-name="T1">Задача .</text:span> Дана таблица среднесуточных температур за март. Холодной считается неделя, в которой большинство составляют дни с отрицательной температурой. Месяц считается холодным, если большинство недель были холодными. Холодным или теплым был март?</text:p>
      <text:p text:style-name="Text_20_body"><text:span text:style-name="T1">Задача .</text:span> Известно количество голосов, поданных за каждого из 32-х кандидатов на пост мэра Москвы. Выяснить, избран ли мэр, если для избрания требуется набрать вдвое больше голосов, чем количество голосов, поданных за всех остальных кандидатов вместе взятых.</text:p>
      <text:h text:style-name="Heading_20_35" text:outline-level="35"><text:bookmark-start text:name="section-1"/><text:bookmark-end text:name="section-1"/></text:h>
      <text:p text:style-name="First_20_paragraph"><text:span text:style-name="T1">Задача 18. Арифметические операции в троичной системе</text:span> Написать программу, которая выполняет: * Вычитание двух троичных чисел * Умножение двух троичных чисел * Целочисленное деление двух троичных чисел с остатком * Возведение троичного числа в степень</text:p>
      <text:p text:style-name="Text_20_body"><text:span text:style-name="T1">Задача 19. Работа с отрицательными троичными числами</text:span> Реализовать представление отрицательных чисел в троичной системе счисления: * Использовать симметричную (уравновешенную) троичную систему (-1, 0, 1) * Написать функции для перевода между обычной десятичной и уравновешенной троичной системами. * Реализовать сложение и вычитание в уравновешенной троичной системе.</text:p>
      <text:p text:style-name="Text_20_body"><text:span text:style-name="T1">Задача 20. Поиск шаблонов в троичной последовательности</text:span> Дана длинная троичная последовательность. Написать программу, которая: * Находит все вхождения заданного троичного шаблона. * Определяет период повторяемости последовательности (если он есть). * Считает количество вхождений каждой возможной комбинации тритов заданной длины.</text:p>
      <text:p text:style-name="Text_20_body"><text:span text:style-name="T1">Задача 21. Троичные рекуррентные последовательности</text:span> Написать генератор последовательностей, подобных последовательности Фибоначчи, но в троичной системе, где каждый следующий элемент вычисляется как троичная сумма двух (или трёх) предыдущих. Проанализировать свойства таких последовательностей.</text:p>
      <text:p text:style-name="Text_20_body"><text:span text:style-name="T1">Задача 22. Сжатие данных с использованием троичного кодирования</text:span> Разработать простой алгоритм сжатия, который: * Анализирует частоту встречаемости символов во входном тексте. * Строит троичное дерево Хаффмана (или его аналог) для кодирования. * Кодирует и декодирует данные, сравнивая степень сжатия с двоичным аналогом.</text:p>
      <text:p text:style-name="Text_20_body"><text:span text:style-name="T1">Задача 23. </text:span>“<text:span text:style-name="T1">Троичные часы</text:span>”<text:span text:style-name="T1"> (Ternary Clock)</text:span> Создать программу, которая отображает текущее время в виде троичных чисел. Например, часы, минуты и секунды представляются как три отдельных троичных числа. Реализовать как текстовый, так и графический вывод (например, где каждый трит — это цветной или геометрический элемент).</text:p>
      <text:p text:style-name="Text_20_body"><text:span text:style-name="T1">Задача 24. Игра </text:span>“<text:span text:style-name="T1">Быки и коровы</text:span>”<text:span text:style-name="T1"> в троичной системе</text:span> Модифицировать классическую игру “Быки и коровы”: * Загадывается секретное троичное число фиксированной длины. * Игрок вводит свою троичную догадку. * Программа выдает подсказки: “быки” (правильная цифра на правильном месте) и “коровы” (правильная цифра на неправильном месте), используя троичную логику для подсчета.</text:p>
      <text:p text:style-name="Text_20_body"><text:span text:style-name="T1">Задача 25. Визуализация множества Кантора и его аналогов</text:span> Множество Кантора традиционно строится на отрезке [0,1] путем удаления средней трети. Написать программу, которая: * Строит классическое множество Кантора. * Строит его троичные аналоги (например, удаляя не среднюю треть, а первую и последнюю, или используя другие троичные правила). * Выводит каждую точку множества как троичную дробь без единицы в разряде.</text:p>
      <text:p text:style-name="Text_20_body"><text:span text:style-name="T1">Задача 26. Конвертер систем счисления с произвольным основанием</text:span> Расширить задачу 4: создать программу, которая переводит числа между системами счисления с основаниями от 2 до 36, используя троичную систему как промежуточную. Проанализировать, всегда ли это эффективно.</text:p>
      <text:p text:style-name="Text_20_body"><text:span text:style-name="T1">Задача 27. Эмулятор троичного сумматора</text:span> Создать программную модель однотритного сумматора, который принимает на вход два трита и перенос, а выдает сумму и перенос в следующий разряд. На основе этого сумматора построить многоразрядный троичный сумматор.</text:p>
      <text:p text:style-name="Text_20_body"><text:span text:style-name="T1">Задача 28. Генерация всех возможных троичных функций</text:span> Для заданного количества входов <text:span text:style-name="Source_Text">n</text:span> сгенерировать все возможные троичные логические функции. Для <text:span text:style-name="Source_Text">n=1</text:span> и <text:span text:style-name="Source_Text">n=2</text:span> вывести их таблицы истинности. Определить, сколько всего существует таких функций для данного <text:span text:style-name="Source_Text">n</text:span>.</text:p>
      <text:p text:style-name="Text_20_body"><text:span text:style-name="T1">Задача 29. Проверка на простоту с использованием троичных представлений</text:span> Исследовать гипотезу: может ли представление числа в троичной системе (особенно в уравновешенной) помочь в выявлении простых чисел? Написать программу, которая ищет закономерности в троичных записях простых чисел.</text:p>
      <text:p text:style-name="Text_20_body"><text:span text:style-name="T1">Задача 30. Троичный калькулятор с графическим интерфейсом</text:span> Разработать калькулятор с графическим интерфейсом пользователя (GUI), который позволяет вводить числа в троичной, десятичной и, возможно, других системах, и выполнять основные арифметические операции. Результат отображать в выбранной пользователем систе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10-26T18:09:42Z</meta:creation-date>
    <dc:date>2025-10-26T18:09:42Z</dc:date>
  </office:meta>
</office:document-meta>
</file>